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67B00000091D0916751.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style:paragraph-properties style:page-number="auto"/>
    </style:style>
    <style:style style:name="P2" style:family="paragraph" style:parent-style-name="Footer" style:master-page-name="">
      <style:paragraph-properties style:page-number="auto">
        <style:tab-stops>
          <style:tab-stop style:position="3.75in" style:type="center"/>
          <style:tab-stop style:position="7.8752in" style:type="right"/>
        </style:tab-stops>
      </style:paragraph-properties>
    </style:style>
    <style:style style:name="P3" style:family="paragraph" style:parent-style-name="Footer">
      <style:paragraph-properties>
        <style:tab-stops>
          <style:tab-stop style:position="3.75in" style:type="center"/>
          <style:tab-stop style:position="7.8752in" style:type="right"/>
        </style:tab-stops>
      </style:paragraph-properties>
    </style:style>
    <style:style style:name="P4" style:family="paragraph" style:parent-style-name="Standard">
      <style:paragraph-properties fo:margin-left="0in" fo:margin-right="0in" fo:text-indent="0.4917in" style:auto-text-indent="false"/>
    </style:style>
    <style:style style:name="P5" style:family="paragraph" style:parent-style-name="Standard">
      <style:paragraph-properties fo:margin-left="0in" fo:margin-right="0in" fo:text-indent="0.4917in" style:auto-text-indent="false"/>
      <style:text-properties style:font-name="Arial" fo:font-size="11pt" style:font-size-asian="11pt" style:font-name-complex="Arial2" style:font-size-complex="11pt"/>
    </style:style>
    <style:style style:name="P6" style:family="paragraph" style:parent-style-name="Standard">
      <style:paragraph-properties fo:margin-left="0in" fo:margin-right="0in" fo:text-indent="0.4917in" style:auto-text-indent="false"/>
      <style:text-properties style:font-name="Arial" fo:font-size="11pt" style:font-size-asian="11pt" style:font-size-complex="11pt"/>
    </style:style>
    <style:style style:name="P7" style:family="paragraph" style:parent-style-name="Standard">
      <style:paragraph-properties fo:margin-left="0in" fo:margin-right="0in" fo:text-indent="0.4917in" style:auto-text-indent="false"/>
      <style:text-properties style:font-name="Arial" fo:font-size="11pt" fo:font-weight="bold" style:font-size-asian="11pt" style:font-weight-asian="bold" style:font-name-complex="Arial2" style:font-size-complex="11pt"/>
    </style:style>
    <style:style style:name="P8" style:family="paragraph" style:parent-style-name="Standard">
      <style:paragraph-properties fo:margin-left="0in" fo:margin-right="0in" fo:text-indent="0.4917in" style:auto-text-indent="false"/>
      <style:text-properties style:font-name="Arial" fo:font-size="11pt" fo:font-style="italic" style:font-size-asian="11pt" style:font-style-asian="italic" style:font-name-complex="Arial2" style:font-size-complex="11pt"/>
    </style:style>
    <style:style style:name="P9" style:family="paragraph" style:parent-style-name="Standard">
      <style:paragraph-properties fo:margin-left="0in" fo:margin-right="0in" fo:text-indent="0.4917in" style:auto-text-indent="false"/>
      <style:text-properties style:font-name="Arial" fo:font-size="11pt" style:text-underline-style="solid" style:text-underline-width="auto" style:text-underline-color="font-color" fo:font-weight="bold" style:font-size-asian="11pt" style:font-weight-asian="bold" style:font-name-complex="Arial2" style:font-size-complex="11pt"/>
    </style:style>
    <style:style style:name="P10" style:family="paragraph" style:parent-style-name="Standard">
      <style:paragraph-properties fo:margin-left="0in" fo:margin-right="0in" fo:text-indent="0in" style:auto-text-indent="false"/>
      <style:text-properties style:font-name="Arial" fo:font-size="11pt" fo:font-weight="bold" style:font-size-asian="11pt" style:font-weight-asian="bold" style:font-name-complex="Arial2" style:font-size-complex="11pt"/>
    </style:style>
    <style:style style:name="P11" style:family="paragraph" style:parent-style-name="Standard">
      <style:paragraph-properties fo:margin-left="0in" fo:margin-right="0in" fo:text-indent="0in" style:auto-text-indent="false"/>
      <style:text-properties style:font-name="Arial" fo:font-size="11pt" style:font-size-asian="11pt" style:font-name-complex="Arial2" style:font-size-complex="11pt"/>
    </style:style>
    <style:style style:name="P12" style:family="paragraph" style:parent-style-name="Standard">
      <style:paragraph-properties fo:margin-left="0in" fo:margin-right="0in" fo:text-indent="0in" style:auto-text-indent="false"/>
      <style:text-properties style:font-name="Arial" fo:font-size="11pt" style:font-size-asian="11pt" style:font-name-complex="Arial2" style:font-size-complex="11pt" style:language-complex="en" style:country-complex="US"/>
    </style:style>
    <style:style style:name="P13" style:family="paragraph" style:parent-style-name="Standard">
      <style:paragraph-properties fo:margin-left="0in" fo:margin-right="0in" fo:text-indent="0in" style:auto-text-indent="false"/>
      <style:text-properties style:font-name="Arial" fo:font-size="11pt" style:font-size-asian="11pt" style:font-name-complex="Arial2" style:font-size-complex="11pt" style:font-weight-complex="bold"/>
    </style:style>
    <style:style style:name="P14" style:family="paragraph" style:parent-style-name="Standard">
      <style:paragraph-properties fo:margin-left="0in" fo:margin-right="0in" fo:text-indent="0in" style:auto-text-indent="false"/>
      <style:text-properties style:font-name="Arial" fo:font-size="11pt" style:font-size-asian="11pt" style:font-size-complex="11pt"/>
    </style:style>
    <style:style style:name="P15" style:family="paragraph" style:parent-style-name="Standard">
      <style:paragraph-properties fo:margin-left="0in" fo:margin-right="0in" fo:line-height="100%" fo:text-indent="0in" style:auto-text-indent="false"/>
      <style:text-properties fo:language="de" fo:country="DE"/>
    </style:style>
    <style:style style:name="P16" style:family="paragraph" style:parent-style-name="Standard">
      <style:paragraph-properties fo:margin-left="0in" fo:margin-right="0in" fo:line-height="100%" fo:text-indent="0in" style:auto-text-indent="false"/>
    </style:style>
    <style:style style:name="P17" style:family="paragraph" style:parent-style-name="Standard">
      <style:paragraph-properties fo:margin-left="0in" fo:margin-right="0in" fo:line-height="100%" fo:text-indent="0in" style:auto-text-indent="false"/>
      <style:text-properties style:font-name="Arial1" fo:font-size="11pt" fo:language="de" fo:country="DE" style:font-size-asian="11pt" style:font-name-complex="Arial2" style:font-size-complex="11pt"/>
    </style:style>
    <style:style style:name="P18" style:family="paragraph" style:parent-style-name="Standard">
      <style:text-properties style:font-name="Arial" fo:font-size="11pt" style:font-size-asian="11pt" style:font-name-complex="Arial2" style:font-size-complex="11pt"/>
    </style:style>
    <style:style style:name="P19" style:family="paragraph" style:parent-style-name="Standard">
      <style:paragraph-properties fo:text-align="justify" style:justify-single-word="false"/>
      <style:text-properties style:font-name="Arial" fo:font-size="11pt" style:font-size-asian="11pt" style:font-name-complex="Arial2" style:font-size-complex="11pt"/>
    </style:style>
    <style:style style:name="P20" style:family="paragraph" style:parent-style-name="Standard">
      <style:text-properties style:font-name="Arial" fo:font-size="11pt" style:font-size-asian="11pt" style:font-name-complex="Arial2" style:font-size-complex="11pt" style:language-complex="en" style:country-complex="US"/>
    </style:style>
    <style:style style:name="P21" style:family="paragraph" style:parent-style-name="Standard">
      <style:text-properties style:font-name="Arial" fo:font-size="11pt" fo:font-weight="bold" style:font-size-asian="11pt" style:font-weight-asian="bold" style:font-name-complex="Arial2" style:font-size-complex="11pt"/>
    </style:style>
    <style:style style:name="P22" style:family="paragraph" style:parent-style-name="Standard">
      <style:text-properties style:font-name="Arial" fo:font-size="11pt" fo:language="en" fo:country="AU" style:font-size-asian="11pt" style:font-name-complex="Arial2" style:font-size-complex="11pt"/>
    </style:style>
    <style:style style:name="P23" style:family="paragraph" style:parent-style-name="Standard">
      <style:text-properties style:font-name="Arial" fo:font-size="11pt" fo:font-weight="normal" style:font-size-asian="11pt" style:font-weight-asian="normal" style:font-size-complex="11pt" style:font-weight-complex="normal"/>
    </style:style>
    <style:style style:name="P24" style:family="paragraph" style:parent-style-name="Standard">
      <style:text-properties style:font-name="Arial" fo:font-size="11pt" fo:font-weight="normal" style:font-size-asian="11pt" style:font-weight-asian="normal" style:font-name-complex="Arial2" style:font-size-complex="11pt" style:font-weight-complex="normal"/>
    </style:style>
    <style:style style:name="P25" style:family="paragraph" style:parent-style-name="Standard">
      <style:paragraph-properties fo:margin-left="0.4819in" fo:margin-right="0in" fo:text-indent="0in" style:auto-text-indent="false"/>
      <style:text-properties style:use-window-font-color="true" style:font-name="Arial" fo:font-size="11pt" fo:font-weight="normal" style:font-name-asian="Helvetica" style:font-size-asian="11pt" style:font-weight-asian="normal" style:font-name-complex="Helvetica" style:font-size-complex="11pt" style:font-weight-complex="normal"/>
    </style:style>
    <style:style style:name="P26" style:family="paragraph" style:parent-style-name="Standard">
      <style:paragraph-properties fo:margin-left="0.4819in" fo:margin-right="0in" fo:text-align="justify" style:justify-single-word="false" fo:text-indent="0in" style:auto-text-indent="false"/>
      <style:text-properties style:use-window-font-color="true" style:font-name="Arial" fo:font-size="11pt" style:font-name-asian="Helvetica" style:font-size-asian="11pt" style:font-name-complex="Helvetica" style:font-size-complex="11pt"/>
    </style:style>
    <style:style style:name="P27" style:family="paragraph" style:parent-style-name="Standard">
      <style:paragraph-properties fo:margin-left="0.4819in" fo:margin-right="0in" fo:text-indent="0in" style:auto-text-indent="false"/>
      <style:text-properties style:font-name="Arial" fo:font-size="11pt" style:font-size-asian="11pt" style:font-name-complex="Arial2" style:font-size-complex="11pt"/>
    </style:style>
    <style:style style:name="P28" style:family="paragraph" style:parent-style-name="Standard">
      <style:paragraph-properties fo:margin-left="0.4819in" fo:margin-right="0in" fo:margin-top="0.002in" fo:margin-bottom="0.002in" fo:text-align="justify" style:justify-single-word="false" fo:text-indent="0in" style:auto-text-indent="false"/>
      <style:text-properties style:font-name="Arial" fo:font-size="11pt" style:font-size-asian="11pt" style:font-size-complex="11pt"/>
    </style:style>
    <style:style style:name="P29" style:family="paragraph" style:parent-style-name="Standard">
      <style:paragraph-properties fo:margin-left="0.4917in" fo:margin-right="0in" fo:text-indent="0in" style:auto-text-indent="false"/>
      <style:text-properties style:font-name="Arial" fo:font-size="11pt" style:font-size-asian="11pt" style:font-name-complex="Arial2" style:font-size-complex="11pt"/>
    </style:style>
    <style:style style:name="P30" style:family="paragraph" style:parent-style-name="Standard">
      <style:paragraph-properties fo:margin-left="0.4917in" fo:margin-right="0in" fo:text-indent="0in" style:auto-text-indent="false"/>
      <style:text-properties style:font-name="Arial" fo:font-size="11pt" style:font-size-asian="11pt" style:font-name-complex="Arial2" style:font-size-complex="11pt" style:language-complex="en" style:country-complex="US"/>
    </style:style>
    <style:style style:name="P31" style:family="paragraph" style:parent-style-name="Standard">
      <style:paragraph-properties fo:margin-left="0.4917in" fo:margin-right="0in" fo:text-indent="0in" style:auto-text-indent="false"/>
      <style:text-properties style:font-name="Arial" fo:font-size="11pt" style:font-size-asian="11pt" style:font-name-complex="Arial2" style:font-size-complex="11pt" style:font-weight-complex="bold"/>
    </style:style>
    <style:style style:name="P32" style:family="paragraph" style:parent-style-name="Standard">
      <style:paragraph-properties fo:margin-left="0.4917in" fo:margin-right="0in" fo:text-indent="0in" style:auto-text-indent="false"/>
      <style:text-properties style:font-name="Arial" fo:font-size="11pt" style:font-size-asian="11pt" style:font-size-complex="11pt"/>
    </style:style>
    <style:style style:name="P33" style:family="paragraph" style:parent-style-name="Standard">
      <style:paragraph-properties fo:margin-left="0.4917in" fo:margin-right="0in" fo:text-align="justify" style:justify-single-word="false" fo:text-indent="0in" style:auto-text-indent="false"/>
      <style:text-properties style:font-name="Arial" fo:font-size="11pt" style:font-size-asian="11pt" style:font-size-complex="11pt"/>
    </style:style>
    <style:style style:name="P34" style:family="paragraph" style:parent-style-name="Standard">
      <style:paragraph-properties fo:margin-left="0.4917in" fo:margin-right="0in" fo:text-indent="0in" style:auto-text-indent="false"/>
      <style:text-properties style:font-name="Arial" fo:font-size="11pt" fo:language="en" fo:country="AU" style:font-size-asian="11pt" style:font-name-complex="Arial2" style:font-size-complex="11pt" style:language-complex="en" style:country-complex="US"/>
    </style:style>
    <style:style style:name="P35" style:family="paragraph" style:parent-style-name="Standard" style:master-page-name="">
      <style:paragraph-properties fo:margin-left="0.4929in" fo:margin-right="0in" fo:text-align="justify" style:justify-single-word="false" fo:orphans="2" fo:widows="2" fo:text-indent="0in" style:auto-text-indent="false" style:page-number="auto" style:writing-mode="lr-tb"/>
      <style:text-properties style:font-name="Arial" fo:font-size="11pt" fo:font-weight="normal" style:font-size-asian="11pt" style:font-weight-asian="normal" style:font-name-complex="Arial2" style:font-size-complex="11pt" style:font-weight-complex="normal"/>
    </style:style>
    <style:style style:name="P36" style:family="paragraph" style:parent-style-name="Standard">
      <style:paragraph-properties fo:margin-left="0in" fo:margin-right="-0.1484in" fo:text-indent="0.4917in" style:auto-text-indent="false"/>
      <style:text-properties style:font-name="Arial" fo:font-size="11pt" style:font-size-asian="11pt" style:font-name-complex="Arial2" style:font-size-complex="11pt"/>
    </style:style>
    <style:style style:name="P37" style:family="paragraph" style:parent-style-name="Standard">
      <style:paragraph-properties fo:margin-left="0.4925in" fo:margin-right="0in" fo:text-align="justify" style:justify-single-word="false" fo:text-indent="0in" style:auto-text-indent="false"/>
      <style:text-properties style:use-window-font-color="true" style:font-name="Arial" fo:font-size="11pt" style:font-name-asian="Helvetica" style:font-size-asian="11pt" style:font-name-complex="Helvetica" style:font-size-complex="11pt"/>
    </style:style>
    <style:style style:name="P38" style:family="paragraph" style:parent-style-name="Standard">
      <style:paragraph-properties fo:margin-left="0.4925in" fo:margin-right="0in" fo:text-align="justify" style:justify-single-word="false" fo:text-indent="0in" style:auto-text-indent="false"/>
      <style:text-properties style:font-name="Arial" fo:font-size="11pt" fo:font-weight="bold" style:font-size-asian="11pt" style:font-weight-asian="bold" style:font-name-complex="Arial2" style:font-size-complex="11pt"/>
    </style:style>
    <style:style style:name="P39" style:family="paragraph" style:parent-style-name="Standard">
      <style:paragraph-properties fo:margin-left="0in" fo:margin-right="0in" fo:text-indent="0.4819in" style:auto-text-indent="false"/>
      <style:text-properties style:font-name="Arial" fo:font-size="11pt" fo:font-weight="bold" style:font-size-asian="11pt" style:font-weight-asian="bold" style:font-name-complex="Arial2" style:font-size-complex="11pt"/>
    </style:style>
    <style:style style:name="P40" style:family="paragraph" style:parent-style-name="Standard">
      <style:paragraph-properties fo:margin-left="0in" fo:margin-right="0in" fo:text-indent="0.4819in" style:auto-text-indent="false"/>
      <style:text-properties style:font-name="Arial" fo:font-size="11pt" style:font-size-asian="11pt" style:font-name-complex="Arial2" style:font-size-complex="11pt"/>
    </style:style>
    <style:style style:name="P41" style:family="paragraph" style:parent-style-name="Standard">
      <style:paragraph-properties fo:margin-left="0in" fo:margin-right="0in" fo:text-indent="0.4819in" style:auto-text-indent="false"/>
      <style:text-properties style:font-name="Arial" fo:font-size="11pt" style:text-underline-style="solid" style:text-underline-width="auto" style:text-underline-color="font-color" fo:font-weight="bold" style:font-size-asian="11pt" style:font-weight-asian="bold" style:font-name-complex="Arial2" style:font-size-complex="11pt"/>
    </style:style>
    <style:style style:name="P42" style:family="paragraph" style:parent-style-name="Standard">
      <style:paragraph-properties fo:margin-left="0in" fo:margin-right="0in" fo:line-height="100%" fo:text-indent="0.4819in" style:auto-text-indent="false"/>
      <style:text-properties style:font-name="Arial1" fo:font-size="11pt" fo:language="de" fo:country="DE" style:font-size-asian="11pt" style:font-name-complex="Arial2" style:font-size-complex="11pt"/>
    </style:style>
    <style:style style:name="P43" style:family="paragraph" style:parent-style-name="Standard">
      <style:paragraph-properties fo:margin-left="0.4866in" fo:margin-right="0in" fo:text-indent="0in" style:auto-text-indent="false"/>
      <style:text-properties style:font-name="Arial" fo:font-size="11pt" style:font-size-asian="11pt" style:font-name-complex="Arial2" style:font-size-complex="11pt"/>
    </style:style>
    <style:style style:name="P44" style:family="paragraph" style:parent-style-name="Standard">
      <style:paragraph-properties fo:margin-left="0.4866in" fo:margin-right="0in" fo:text-indent="0in" style:auto-text-indent="false"/>
      <style:text-properties style:font-name="Arial" fo:font-size="11pt" style:font-size-asian="11pt" style:font-size-complex="11pt"/>
    </style:style>
    <style:style style:name="P45" style:family="paragraph" style:parent-style-name="Standard">
      <style:paragraph-properties fo:margin-left="0.4866in" fo:margin-right="0in" fo:text-align="justify" style:justify-single-word="false" fo:text-indent="0in" style:auto-text-indent="false"/>
      <style:text-properties style:font-name="Arial" fo:font-size="11pt" style:font-size-asian="11pt" style:font-size-complex="11pt"/>
    </style:style>
    <style:style style:name="P46" style:family="paragraph" style:parent-style-name="Standard">
      <style:paragraph-properties fo:margin-left="1.4752in" fo:margin-right="0in" fo:text-indent="0.4917in" style:auto-text-indent="false"/>
      <style:text-properties style:font-name="Arial" fo:font-size="11pt" style:font-size-asian="11pt" style:font-name-complex="Arial2" style:font-size-complex="11pt"/>
    </style:style>
    <style:style style:name="P47" style:family="paragraph" style:parent-style-name="Standard">
      <style:paragraph-properties fo:margin-left="1.4752in" fo:margin-right="0in" fo:text-indent="0.4917in" style:auto-text-indent="false"/>
      <style:text-properties style:font-name="Arial" fo:font-size="11pt" style:font-size-asian="11pt" style:font-size-complex="11pt"/>
    </style:style>
    <style:style style:name="P48" style:family="paragraph" style:parent-style-name="Standard">
      <style:paragraph-properties fo:margin-left="1.9665in" fo:margin-right="0in" fo:text-align="justify" style:justify-single-word="false" fo:text-indent="0in" style:auto-text-indent="false"/>
      <style:text-properties style:font-name="Arial" fo:font-size="11pt" style:font-size-asian="11pt" style:font-name-complex="Arial2" style:font-size-complex="11pt"/>
    </style:style>
    <style:style style:name="P49" style:family="paragraph" style:parent-style-name="Standard">
      <style:paragraph-properties fo:margin-left="1.9665in" fo:margin-right="0in" fo:text-align="justify" style:justify-single-word="false" fo:text-indent="0in" style:auto-text-indent="false"/>
      <style:text-properties style:font-name="Arial" fo:font-size="11pt" style:font-size-asian="11pt" style:font-size-complex="11pt"/>
    </style:style>
    <style:style style:name="P50" style:family="paragraph" style:parent-style-name="Standard">
      <style:paragraph-properties fo:margin-left="0in" fo:margin-right="0in" fo:text-indent="0.4866in" style:auto-text-indent="false"/>
      <style:text-properties style:font-name="Arial" fo:font-size="11pt" style:font-size-asian="11pt" style:font-size-complex="11pt"/>
    </style:style>
    <style:style style:name="P51" style:family="paragraph" style:parent-style-name="Standard">
      <style:paragraph-properties fo:margin-left="1.4752in" fo:margin-right="0in" fo:text-indent="-0.9835in" style:auto-text-indent="false"/>
      <style:text-properties style:font-name="Arial" fo:font-size="11pt" style:font-size-asian="11pt" style:font-name-complex="Arial2" style:font-size-complex="11pt"/>
    </style:style>
    <style:style style:name="P52" style:family="paragraph" style:parent-style-name="Standard">
      <style:paragraph-properties fo:margin-left="2.4583in" fo:margin-right="0in" fo:text-indent="0in" style:auto-text-indent="false"/>
      <style:text-properties style:font-name="Arial" fo:font-size="11pt" style:font-size-asian="11pt" style:font-name-complex="Arial2" style:font-size-complex="11pt"/>
    </style:style>
    <style:style style:name="P53" style:family="paragraph" style:parent-style-name="List_20_Paragraph" style:list-style-name="L1">
      <style:text-properties style:font-name="Arial" fo:font-size="11pt" style:font-size-asian="11pt" style:font-name-complex="Arial2" style:font-size-complex="11pt" style:language-complex="en" style:country-complex="US"/>
    </style:style>
    <style:style style:name="P54" style:family="paragraph" style:parent-style-name="Standard" style:master-page-name="Standard">
      <style:paragraph-properties fo:margin-left="0in" fo:margin-right="0in" fo:text-indent="0in" style:auto-text-indent="false" style:page-number="auto"/>
      <style:text-properties style:font-name="Arial" fo:font-size="11pt" style:font-size-asian="11pt" style:font-size-complex="11pt"/>
    </style:style>
    <style:style style:name="P55" style:family="paragraph" style:parent-style-name="Standard">
      <style:paragraph-properties fo:margin-left="0in" fo:margin-right="0in" fo:text-indent="0in" style:auto-text-indent="false"/>
      <style:text-properties style:font-name="Arial" fo:font-size="11pt" style:font-size-asian="11pt" style:font-size-complex="11pt"/>
    </style:style>
    <style:style style:name="P56" style:family="paragraph" style:parent-style-name="Standard" style:list-style-name="L1">
      <style:paragraph-properties fo:margin-top="0.002in" fo:margin-bottom="0.002in" fo:text-align="justify" style:justify-single-word="false"/>
      <style:text-properties style:font-name="Arial" fo:font-size="11pt" style:font-size-asian="11pt" style:font-name-complex="Arial2" style:font-size-complex="11pt" style:language-complex="en" style:country-complex="US"/>
    </style:style>
    <style:style style:name="P57" style:family="paragraph">
      <style:paragraph-properties fo:text-align="center"/>
      <style:text-properties fo:font-size="18pt"/>
    </style:style>
    <style:style style:name="T1" style:family="text">
      <style:text-properties fo:color="#000000" fo:language="en" fo:country="AU" fo:font-style="italic" style:letter-kerning="true" style:font-name-asian="MS PGothic" style:language-asian="en" style:country-asian="AU" style:font-style-asian="italic" style:font-name-complex="Arial2"/>
    </style:style>
    <style:style style:name="T2" style:family="text">
      <style:text-properties fo:color="#000000" fo:language="en" fo:country="AU" style:letter-kerning="true" style:font-name-asian="MS PGothic" style:language-asian="en" style:country-asian="AU" style:font-name-complex="Arial2"/>
    </style:style>
    <style:style style:name="T3" style:family="text">
      <style:text-properties fo:color="#000000" fo:font-weight="normal" style:font-weight-asian="normal" style:font-weight-complex="normal"/>
    </style:style>
    <style:style style:name="T4" style:family="text">
      <style:text-properties style:font-name="Arial" fo:font-size="11pt" style:font-size-asian="11pt" style:font-name-complex="Arial2" style:font-size-complex="11pt"/>
    </style:style>
    <style:style style:name="T5" style:family="text">
      <style:text-properties style:font-name="Arial" fo:font-size="11pt" fo:font-weight="bold" style:font-size-asian="11pt" style:font-weight-asian="bold" style:font-name-complex="Arial2" style:font-size-complex="11pt"/>
    </style:style>
    <style:style style:name="T6" style:family="text">
      <style:text-properties fo:font-weight="bold" style:font-weight-asian="bold" style:font-name-complex="Arial2"/>
    </style:style>
    <style:style style:name="T7" style:family="text">
      <style:text-properties style:font-name-complex="Arial2"/>
    </style:style>
    <style:style style:name="T8" style:family="text">
      <style:text-properties style:font-name-complex="Arial2" style:language-complex="en" style:country-complex="US"/>
    </style:style>
    <style:style style:name="T9" style:family="text">
      <style:text-properties style:font-name-complex="Arial2" style:font-weight-complex="bold"/>
    </style:style>
    <style:style style:name="T10" style:family="text">
      <style:text-properties fo:font-style="italic" style:font-style-asian="italic" style:font-name-complex="Arial2"/>
    </style:style>
    <style:style style:name="T11" style:family="text">
      <style:text-properties fo:font-style="italic" style:font-style-asian="italic" style:font-name-complex="Arial2" style:language-complex="en" style:country-complex="US"/>
    </style:style>
    <style:style style:name="T12" style:family="text">
      <style:text-properties fo:font-style="italic" style:font-style-asian="italic" style:font-name-complex="Arial2" style:language-complex="en" style:country-complex="US" style:font-weight-complex="bold"/>
    </style:style>
    <style:style style:name="T13" style:family="text">
      <style:text-properties fo:font-style="italic" style:font-style-asian="italic" style:font-name-complex="Arial2" style:font-style-complex="italic" style:font-weight-complex="bold"/>
    </style:style>
    <style:style style:name="T14" style:family="text">
      <style:text-properties fo:language="en" fo:country="AU" fo:font-style="italic" style:font-style-asian="italic" style:font-name-complex="Arial2" style:language-complex="en" style:country-complex="US"/>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name-complex="Arial2"/>
    </style:style>
    <style:style style:name="T17" style:family="text">
      <style:text-properties style:text-underline-style="none"/>
    </style:style>
    <style:style style:name="T18" style:family="text">
      <style:text-properties style:text-underline-style="none" fo:font-weight="bold" style:font-weight-asian="bold"/>
    </style:style>
    <style:style style:name="T19" style:family="text">
      <style:text-properties style:text-underline-style="none" fo:font-weight="bold" style:font-weight-asian="bold" style:font-name-complex="Arial2"/>
    </style:style>
    <style:style style:name="T20" style:family="text">
      <style:text-properties style:font-name="Arial1" fo:font-size="11pt" style:font-size-asian="11pt" style:font-name-complex="Arial2" style:font-size-complex="11pt"/>
    </style:style>
    <style:style style:name="T21" style:family="text">
      <style:text-properties style:font-name="Arial1" fo:font-size="11pt" fo:font-weight="bold" style:font-size-asian="11pt" style:font-weight-asian="bold" style:font-name-complex="Arial2" style:font-size-complex="11pt"/>
    </style:style>
    <style:style style:name="T22" style:family="text">
      <style:text-properties style:font-name="Arial1" fo:font-size="11pt" fo:language="de" fo:country="DE" style:font-size-asian="11pt" style:font-name-complex="Arial2" style:font-size-complex="11pt"/>
    </style:style>
    <style:style style:name="fr1"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norama with mt feathertop.jpg" draw:style-name="gr1" draw:text-style-name="P57" svg:width="10.0461in" svg:height="0.8776in" svg:x="0in" svg:y="0in">
        <draw:image xlink:href="Pictures/100000000000067B00000091D0916751.jpg" xlink:type="simple" xlink:show="embed" xlink:actuate="onLoad">
          <text:p/>
        </draw:image>
      </draw:frame>
      <text:p text:style-name="P54"><text:span text:style-name="T6"><text:tab/></text:span><text:span text:style-name="T16">P e r s o n a l <text:s text:c="3"/>D e t a I l s <text:s text:c="138"/></text:span><text:span text:style-name="T6"><text:s/><text:tab/></text:span></text:p>
      <text:p text:style-name="P14"><text:span text:style-name="T6"><text:tab/></text:span><text:span text:style-name="T7">Name<text:tab/><text:tab/><text:tab/>Julia Baldauf </text:span><text:bookmark text:name="_GoBack"/></text:p>
      <text:p text:style-name="P4"><text:span text:style-name="T4">Email <text:tab/><text:tab/><text:tab/></text:span><text:a xlink:type="simple" xlink:href="mailto:julia.s.baldauf@gmail.com" text:style-name="Internet_20_link" text:visited-style-name="Visited_20_Internet_20_Link"><text:span text:style-name="T4">julia.s.baldauf@gmail.com</text:span></text:a></text:p>
      <text:p text:style-name="P36">Phone<text:tab/><text:tab/><text:tab/>+49 163 1378833</text:p>
      <text:p text:style-name="P5"/>
      <text:p text:style-name="P37">I am a physicist with a strong computer science background. Both, my masters and PhD were <text:s/>in experimental nano science and my latest project in computer science using neural nets. I also have professional experience in <text:s/>team leadership roles and strategic planing of projects. I am very passionate about working with a team and together driving positive and impactful project outcomes. </text:p>
      <text:p text:style-name="P38"/>
      <text:p text:style-name="P39"/>
      <text:p text:style-name="P41">P r o f e s s I o n a l <text:s text:c="3"/>E x p e r I e n c e <text:s text:c="123"/></text:p>
      <text:p text:style-name="P29"/>
      <text:p text:style-name="P32"><text:span text:style-name="T7">April 2017<text:tab/><text:tab/></text:span><text:span text:style-name="T6">Pollinate Energy</text:span><text:span text:style-name="T7">, Lucknow (IND)</text:span></text:p>
      <text:p text:style-name="P27">- May 2017<text:tab/><text:tab/>Guest Program Leader </text:p>
      <text:p text:style-name="P25"/>
      <text:p text:style-name="P35">Pollinate Energy is a social enterprise with the aim to reduce poverty in urban poor India through the access to solar lights and fans. After volunteering for Pollinate Energy in 2016 I returned this time to help run the professional fellowship program with 12 participants. I was guiding the teams throughout their projects helping the company to further establish their business in Uttar Pradesh. Working in urban poor India was a challenging experience which helped me to further grow as a person.</text:p>
      <text:p text:style-name="P21"><text:tab/><text:tab/></text:p>
      <text:p text:style-name="P21"/>
      <text:p text:style-name="P32"><text:span text:style-name="T7">July 2015<text:tab/><text:tab/></text:span><text:span text:style-name="T6">IBM Research Australia</text:span><text:span text:style-name="T7">, Melbourne (AUS)</text:span></text:p>
      <text:p text:style-name="P27">- November 2016<text:tab/>Staff Researcher</text:p>
      <text:p text:style-name="P27"/>
      <text:p text:style-name="P26">As a potential future leader of IBM Research Australia I was given a permanent position as a Staff Researcher. Restructuring of the Research Lab meant a stronger focus on healthcare, dissolving the natural resources efforts. I moved into the cognitive analytics team driving the agenda of deep learning in the healthcare and finance sectors. This involved up skilling to machine learning. I focused on neural networks and worked on semantic image labelling of optical coherence tomography data of arteries with stents. As a continuing member of the ‘Invention Disclosure Team’ team I helped to improve the labs innovative output and mentoring others.</text:p>
      <text:p text:style-name="P27"/>
      <text:p text:style-name="P22"/>
      <text:p text:style-name="P32"><text:span text:style-name="T7">July 2013<text:tab/><text:tab/></text:span><text:span text:style-name="T6">IBM Research Australia</text:span><text:span text:style-name="T7">, Melbourne (AUS)</text:span></text:p>
      <text:p text:style-name="P27">- June 2015<text:tab/><text:tab/>Postdoctoral Research Scientist</text:p>
      <text:p text:style-name="P22"/>
      <text:p text:style-name="P26">I initially joined IBM Research Australia to work in the Bionanosensor team, setting up the experimental facilities and helping to develop the strategic plan of the project. However as this project moved back to IBM Research Yorktown I moved in the <text:s/>nanotechnology in natural resources team taking over the leadership of this team. Following this, I was enrolled in the IBM emerging talent program to help unfold my potential in this role. This team leadership role involved strategic planning across the Australia Research Lab, collaboration with global labs as well as working closely with clients. I successfully developed trustful relationships with clients by listening and understanding their needs and proposing research projects. This resulted in signing a ‘Joint Study Agreement’ with Metso to <text:s/>study the froth flotation process. I also contributed technically studying nanoscale systems with molecular dynamic simulations. During this period I was appointed a member of the ‘Invention Disclosure Team’ to help drive the labs innovation output.</text:p>
      <text:p text:style-name="P27"/>
      <text:p text:style-name="P17"><text:tab/></text:p>
      <text:p text:style-name="P17"/>
      <text:p text:style-name="P17"/>
      <text:p text:style-name="P17"/>
      <text:p text:style-name="P16"><text:soft-page-break/><text:span text:style-name="T22"><text:tab/></text:span><text:span text:style-name="T4">February 2013<text:tab/></text:span><text:span text:style-name="T5">University of Melbourne</text:span><text:span text:style-name="T4">,</text:span><text:span text:style-name="T5"> </text:span><text:span text:style-name="T4">Melbourne (AUS)</text:span></text:p>
      <text:p text:style-name="P40">- April 2013<text:tab/><text:tab/>Research Assistant in Prof. Mulvaney’s group</text:p>
      <text:p text:style-name="P18"/>
      <text:p text:style-name="P28">In my role as a research assistant I was responsible training new users in the techniques and application of various instruments which I built and developed during my time as a PhD student. It also involved knowledge transfer helping to formulate new research questions and projects.</text:p>
      <text:p text:style-name="P43"/>
      <text:p text:style-name="P43"/>
      <text:p text:style-name="P15"><text:span text:style-name="T20"><text:tab/>February 2010 <text:tab/></text:span><text:span text:style-name="T21">University of Melbourne - </text:span><text:span text:style-name="T20">Melbourne, VIC, AUS</text:span></text:p>
      <text:p text:style-name="P42"><text:tab/>– April 2012<text:tab/><text:tab/><text:span text:style-name="T3">Laborbetreuung von Studentenpraktika</text:span></text:p>
      <text:p text:style-name="P43"/>
      <text:p text:style-name="P44"><text:span text:style-name="T7">January 2008<text:tab/><text:tab/></text:span><text:span text:style-name="T6">Max-Planck Institute for Extraterrestrial Physics</text:span><text:span text:style-name="T7">, Munich (GER)</text:span></text:p>
      <text:p text:style-name="P43">- March 2008<text:tab/><text:tab/>Research Student in Dr. Predehl’s group</text:p>
      <text:p text:style-name="P46">Testing X-Ray Detectors for the eROSITA project</text:p>
      <text:p text:style-name="P14"><text:span text:style-name="T7"><text:tab/>June 2007<text:tab/><text:tab/></text:span><text:span text:style-name="T6">University of Hawaii</text:span><text:span text:style-name="T7">, Honolulu (US)</text:span></text:p>
      <text:p text:style-name="P43">- September 2007<text:tab/>Research Project for Undergraduates in Prof. Kudritzki’s group</text:p>
      <text:p text:style-name="P46">Analyzing spectra of supergiants to determine their metallicity</text:p>
      <text:p text:style-name="P18"/>
      <text:p text:style-name="P44"><text:span text:style-name="T7">October 2006<text:tab/><text:tab/></text:span><text:span text:style-name="T6">Walther Meissner Institute</text:span><text:span text:style-name="T7">, Munich (GER)</text:span></text:p>
      <text:p text:style-name="P43">- February 2007<text:tab/>Research Student in Prof. Hermann’s group</text:p>
      <text:p text:style-name="P47"><text:span text:style-name="T7">Designing a temperature controlled chamber for STM measurements</text:span><text:span text:style-name="T6"> </text:span></text:p>
      <text:p text:style-name="P18"/>
      <text:p text:style-name="P44"><text:span text:style-name="T7">July 2006<text:tab/><text:tab/></text:span><text:span text:style-name="T6">University of Southampton</text:span><text:span text:style-name="T7">, Southampton (UK)</text:span></text:p>
      <text:p text:style-name="P43">- September 2006<text:tab/>Research Student in Prof. Pavlos Lagoudakis’s group</text:p>
      <text:p text:style-name="P48">Setting up a temperature dependent TCSPC set-up, measuring energy transfer </text:p>
      <text:p text:style-name="P49"><text:span text:style-name="T7">from QDs to a quantum well</text:span><text:span text:style-name="T6"> </text:span></text:p>
      <text:p text:style-name="P19"/>
      <text:p text:style-name="P50"><text:span text:style-name="T7">March 2005 <text:tab/><text:tab/></text:span><text:span text:style-name="T6">Max-Planck Institute for Plasma Physics</text:span><text:span text:style-name="T7">, Munich (GER)</text:span></text:p>
      <text:p text:style-name="P43">- April 2005<text:tab/><text:tab/>Research Student in Prof. Zohm’s group</text:p>
      <text:p text:style-name="P47"><text:span text:style-name="T7">Simulation and Analysis of the temperature profile in the Tokamak ASDEX</text:span><text:span text:style-name="T6"> </text:span></text:p>
      <text:p text:style-name="P21"/>
      <text:p text:style-name="P44"><text:span text:style-name="T7">November 2002<text:tab/></text:span><text:span text:style-name="T6">Siemens</text:span><text:span text:style-name="T7">, Munich (GER)</text:span></text:p>
      <text:p text:style-name="P43">- January 2005<text:tab/>Student Placement</text:p>
      <text:p text:style-name="P47"><text:span text:style-name="T7">Testing work capacity of MOSFETs</text:span><text:span text:style-name="T6"> </text:span></text:p>
      <text:p text:style-name="P18"/>
      <text:p text:style-name="P44"><text:span text:style-name="T7">July 2002 <text:tab/><text:tab/></text:span><text:span text:style-name="T6">Siemens</text:span><text:span text:style-name="T7">, Beeston (UK)</text:span></text:p>
      <text:p text:style-name="P43">- September 2002<text:tab/>Student Placement</text:p>
      <text:p text:style-name="P47"><text:span text:style-name="T7">Translating a phone user interface</text:span><text:span text:style-name="T6"> </text:span></text:p>
      <text:p text:style-name="P21"/>
      <text:p text:style-name="P7"/>
      <text:p text:style-name="P9">E d u c a t I o n <text:s text:c="148"/></text:p>
      <text:p text:style-name="P21"/>
      <text:p text:style-name="P32"><text:span text:style-name="T7">June 2009<text:tab/><text:tab/></text:span><text:span text:style-name="T6">PhD in Physics, </text:span><text:span text:style-name="T7">University of Melbourne, Melbourne (AUS)</text:span></text:p>
      <text:p text:style-name="P29">- February 2013<text:tab/>Nanoparticle Group (Prof. Mulvaney)</text:p>
      <text:p text:style-name="P18"/>
      <text:p text:style-name="P33"><text:span text:style-name="T7">Thesis Title: </text:span><text:span text:style-name="T6">The effects of External Fields on the Optical Properties of Nanocrystals.</text:span><text:span text:style-name="T7"> Excitonics and plasmonics are exciting fields in <text:s/>nano science due to the outstanding optical properties evolving in the nanometer scale of semiconductor and metal materials. This makes nanocrystals promising candidates for applications like for example LEDs, solar cells and bio labels, however their optical properties are not fully understood yet. In my thesis I focused on CdSe/CdS/ZnS and gold nanocrystals. In order to further understand their optical properties I constructed a widefield microscope where I was able to apply different atmospheres to the samples, showing there is a strong correlation between the atmosphere and the optical behaviour of nanocrystals. This was confirmed and further studied using a confocal microscope allowing single nanocrystal exciton lifetime measurements. Furthermore, I developed techniques to overlap widefield/darkfield images with atomic force microscope images and </text:span><text:soft-page-break/><text:span text:style-name="T7">scanning electron images to gain insights in the structural dependence on the optical properties. <text:s/>I also developed devices with which I was able to apply electric fields to single nanocrystals and ensembles in order to study charging effects on nanocrystals. <text:s/></text:span></text:p>
      <text:p text:style-name="P14"><text:span text:style-name="T7"><text:tab/>November 2002<text:tab/></text:span><text:span text:style-name="T6">Master in Physics, </text:span><text:span text:style-name="T7">Ludwig-Maximilian’s University, Munich (GER)</text:span></text:p>
      <text:p text:style-name="P5">- March 2009<text:tab/><text:tab/>Photonics and Optoelectronics Group (Prof. Feldmann)</text:p>
      <text:p text:style-name="P18"/>
      <text:p text:style-name="P45"><text:span text:style-name="T7">Thesis Title: </text:span><text:span text:style-name="T6">Size dependent Luminescence of Semiconductor Nanocrystals. </text:span><text:span text:style-name="T7">Nano science creates a wealth of new materials, during my master degree I investigated size dependence on the optical properties of <text:s/>semiconductor tetrapods using a widefield setup with a cryostat sample chamber.</text:span></text:p>
      <text:p text:style-name="P18"/>
      <text:p text:style-name="P6"><text:span text:style-name="T7">September 2005<text:tab/></text:span><text:span text:style-name="T6">ERASMUS Scholar, </text:span><text:span text:style-name="T7">University of Seville, Seville (ESP)</text:span></text:p>
      <text:p text:style-name="P5">– March 2006<text:tab/><text:tab/>Coursework in Physics</text:p>
      <text:p text:style-name="P10"><text:tab/></text:p>
      <text:p text:style-name="P10"/>
      <text:p text:style-name="P10"><text:tab/><text:span text:style-name="T15">P r o f e s s I o n a l <text:s text:c="3"/>D e v e l o p m e n t <text:s text:c="120"/></text:span></text:p>
      <text:p text:style-name="P21"/>
      <text:p text:style-name="P29">August 2016<text:tab/><text:tab/>JavaScript Basics – Udacity Course</text:p>
      <text:p text:style-name="P29">August 2016<text:tab/><text:tab/>Intro to HTML and CSS – Udacity Course</text:p>
      <text:p text:style-name="P29">July 2016<text:tab/><text:tab/>Web Development – Udacity Course</text:p>
      <text:p text:style-name="P29">June 2016<text:tab/><text:tab/>Software Development Process - Udacity Course</text:p>
      <text:p text:style-name="P29">October 2015<text:tab/><text:tab/>Deep Learning Course</text:p>
      <text:p text:style-name="P29">July 2015<text:tab/><text:tab/>Python Course – University of Melbourne</text:p>
      <text:p text:style-name="P29">March 2015<text:tab/><text:tab/>IBM Emerging Leaders – Leading High Performance</text:p>
      <text:p text:style-name="P29">March 2015<text:tab/><text:tab/>IBM Emerging Leaders – Strategy and Finance for Leaders</text:p>
      <text:p text:style-name="P29">October 2014<text:tab/><text:tab/>IBM Emerging Leaders – Leading Relationship</text:p>
      <text:p text:style-name="P29">August 2014<text:tab/><text:tab/>MD Workshop – University of Melbourne</text:p>
      <text:p text:style-name="P5">March 2014<text:tab/><text:tab/>Leadership in a Project Team Environment -IBM</text:p>
      <text:p text:style-name="P29">October 2013<text:tab/><text:tab/>Creativity, Innovation and Change - <text:s/>Coursera Course</text:p>
      <text:p text:style-name="P29">September 2013<text:tab/>Virology l – How viruses work - Coursera Course</text:p>
      <text:p text:style-name="P29">August 2013<text:tab/><text:tab/>Drug Discovery, Development &amp; Commercialization - Coursera Course</text:p>
      <text:p text:style-name="P29">July 2013<text:tab/><text:tab/>Cell Biology - Coursera Course</text:p>
      <text:p text:style-name="P21"/>
      <text:p text:style-name="P7"/>
      <text:p text:style-name="P9">P u b l I c a t I o n s <text:s text:c="2"/>&amp; <text:s text:c="2"/>P a t e n t s <text:s text:c="126"/></text:p>
      <text:p text:style-name="P18"/>
      <text:p text:style-name="P5">S. Rohrmoser, J. Baldauf, S. Sapra, A. Eychmüller, I. M. Watson, R. T. Harley and P. G. Lagoudakis</text:p>
      <text:p text:style-name="P6"><text:span text:style-name="T10">“Temperature Dependence of Exciton Transfer in Hybrid </text:span><text:span text:style-name="T7">Quantum</text:span><text:span text:style-name="T10"> Well/Nanocrystal Heterostructures”</text:span><text:span text:style-name="T7">,</text:span></text:p>
      <text:p text:style-name="P5">Applied Physics Letters 91 (2007)</text:p>
      <text:p text:style-name="P18"/>
      <text:p text:style-name="P29">C. Mauser, E. Da Como, J. Baldauf, A. L. Rogach, J. Huang, D. V. Talapin, and J. Feldmann </text:p>
      <text:p text:style-name="P32"><text:span text:style-name="T7">“</text:span><text:span text:style-name="T10">Spatio-temporal dynamics of coupled electrons and holes in nanosize CdSe-CdS semiconductor tetrapods” </text:span><text:span text:style-name="T7">Physical Review B 82 (2010) (Selected for the Virtual Journal of Nanoscale Science </text:span></text:p>
      <text:p text:style-name="P29">and Technology 22 (2010) and the Virtual Journal of Ultrafast Science 9 (2010))</text:p>
      <text:p text:style-name="P18"/>
      <text:p text:style-name="P29">B. Mashford, J. Baldauf, T. Nguyen, A. Funston and P. Mulvaney </text:p>
      <text:p text:style-name="P32"><text:span text:style-name="T10">“Synthesis of Quantum Dot Doped Chalcogenide Glasses – via Sol-gel Processing”</text:span><text:span text:style-name="T7"> </text:span></text:p>
      <text:p text:style-name="P5">Journal of Applied Physics 109 (2011)</text:p>
      <text:p text:style-name="P18"/>
      <text:p text:style-name="P5">Antonello, E. Della Gaspera. J. Baldauf, G. Mattei and A. Martucci </text:p>
      <text:p text:style-name="P8">“Improved thermal stability of Au nanorods by use of photosensitive layered titanates for gas </text:p>
      <text:p text:style-name="P32"><text:span text:style-name="T10">sensing application”</text:span><text:span text:style-name="T7"> Journal of Materials Chemistry (2011)</text:span></text:p>
      <text:p text:style-name="P20"/>
      <text:p text:style-name="P30">E. Della Gaspera, M. Karg, J. Baldauf, J. Jasieniak, G. Maggioni and A. Martucci,</text:p>
      <text:p text:style-name="P32"><text:span text:style-name="T8">“</text:span><text:span text:style-name="T11">Au Nanoparticle Monolayers Covered with Sol Gel Oxide Thin Films: Optical and </text:span></text:p>
      <text:p text:style-name="P32"><text:span text:style-name="T11">Morphological Study</text:span><text:span text:style-name="T8">” Langmuir (2011)</text:span></text:p>
      <text:p text:style-name="P12"><text:soft-page-break/><text:tab/>S. Barrow, X. Wei, J. Baldauf, A. Funston, and P. Mulvaney </text:p>
      <text:p text:style-name="P32"><text:span text:style-name="T11">“The Self-Assembly and Plasmon Modes of Three dimensional Gold Tetramers, Pentamers and Hexamers” <text:s/></text:span><text:span text:style-name="T8">Nature Communications 3 (2012)</text:span></text:p>
      <text:p text:style-name="P30"/>
      <text:p text:style-name="P30">S. Murphy, K. Boldt, J. Baldauf and P. Mulvaney</text:p>
      <text:p text:style-name="P32"><text:span text:style-name="T11">“Effect of different atmosphere on the QD luminescence”</text:span><text:span text:style-name="T8"> Submitted to Nano Letters</text:span></text:p>
      <text:p text:style-name="P30"/>
      <text:p text:style-name="P30">J. Baldauf, C. Schieber and S. Harrer</text:p>
      <text:p text:style-name="P32"><text:span text:style-name="T11">“</text:span><text:span text:style-name="T1">Directed surface functionalization on selected surface areas of topographical features with nanometer resolution”</text:span><text:span text:style-name="T8"> </text:span><text:span text:style-name="T9">10/15/2013</text:span><text:span text:style-name="T7"> filed as Docket</text:span><text:span text:style-name="T9"> YOR920130807US1</text:span><text:span text:style-name="T7"> in US</text:span></text:p>
      <text:p text:style-name="P30"/>
      <text:p text:style-name="P30">J. Baldauf, C. Schieber and S. Harrer</text:p>
      <text:p text:style-name="P32"><text:span text:style-name="T11">“</text:span><text:span text:style-name="T1">Nano fluidic sensor comprising spatially separated functional sensing components”</text:span><text:span text:style-name="T11"> </text:span></text:p>
      <text:p text:style-name="P32"><text:span text:style-name="T9">10/15/2013</text:span><text:span text:style-name="T7"> filed as Docket</text:span><text:span text:style-name="T9"> YOR920130891US1 </text:span><text:span text:style-name="T7">in US</text:span></text:p>
      <text:p text:style-name="P20"><text:tab/></text:p>
      <text:p text:style-name="P30">J. Baldauf, C. Schieber, S. Harrer and J. Wagner</text:p>
      <text:p text:style-name="P6"><text:span text:style-name="T11">“</text:span><text:span text:style-name="T1">Tunable piezo-driven sieve consisting of a multi-nanopore chip”</text:span><text:span text:style-name="T11"> <text:s/></text:span><text:span text:style-name="T9">08/07/2014</text:span><text:span text:style-name="T7"> published in IBM Technical <text:tab/>Disclosure Bulletin </text:span></text:p>
      <text:p text:style-name="P30"/>
      <text:p text:style-name="P29">J. Baldauf, M. Downton, N. Gunn, S. Harrer, S. Kannam, C. Schieber, J. Wagner</text:p>
      <text:p text:style-name="P32"><text:span text:style-name="T8">“</text:span><text:span text:style-name="T2">Detection of translocation event using grapheme-based nanopore assemblies” </text:span><text:span text:style-name="T9">06/26/2014</text:span><text:span text:style-name="T7"> filed as Docket</text:span><text:span text:style-name="T9"> YOR920140181US1</text:span><text:span text:style-name="T7">in US</text:span><text:span text:style-name="T8"> </text:span></text:p>
      <text:p text:style-name="P30"/>
      <text:p text:style-name="P32"><text:span text:style-name="T8">J. Baldauf, A. </text:span><text:span text:style-name="T7">Bojovschi, and S. Moore </text:span></text:p>
      <text:p text:style-name="P32"><text:span text:style-name="T8">“</text:span><text:span text:style-name="T2">Engulfed nano/micro bubbles for improved recovery of large particles in a flotation cell”</text:span><text:span text:style-name="T8"> <text:s/></text:span><text:span text:style-name="T9">07/14/2015</text:span><text:span text:style-name="T7"> filed as Docket</text:span><text:span text:style-name="T9"> YOR920140437US1</text:span><text:span text:style-name="T7">in US</text:span></text:p>
      <text:p text:style-name="P30"/>
      <text:p text:style-name="P32"><text:span text:style-name="T8">J. Baldauf, C. Schieber, P. Rogers, A. </text:span><text:span text:style-name="T7">Bojovschi, and S. Moore </text:span></text:p>
      <text:p text:style-name="P6"><text:span text:style-name="T11">“</text:span><text:span text:style-name="T1">Nanobubbles for enhanced interaction between solids and gas volumes” 08/10/2015 f</text:span><text:span text:style-name="T7">iled as Docket</text:span><text:span text:style-name="T9"> <text:tab/>YOR920150002US1</text:span><text:span text:style-name="T7"> in US</text:span><text:span text:style-name="T8"> </text:span></text:p>
      <text:p text:style-name="P30"/>
      <text:p text:style-name="P32"><text:span text:style-name="T8">J. Baldauf, D. </text:span><text:span text:style-name="T7">Beurle, M. Downton, S. Moore, C. Schieber, G. Yiapanis </text:span></text:p>
      <text:p text:style-name="P32"><text:span text:style-name="T11">“</text:span><text:span text:style-name="T1">Flowfield sensors for monitoring liquid flow”</text:span><text:span text:style-name="T11"> </text:span><text:span text:style-name="T9">09/07/2015 f</text:span><text:span text:style-name="T7">iled as Docket</text:span><text:span text:style-name="T9"> YOR920150333US1 </text:span><text:span text:style-name="T7">in US</text:span></text:p>
      <text:p text:style-name="P34"/>
      <text:p text:style-name="P32"><text:span text:style-name="T8">J. Baldauf, C. Schieber, A. <text:s/></text:span><text:span text:style-name="T7">Bojovschi, B. Mashford,  G. Yiapanis, M. Downton </text:span></text:p>
      <text:p text:style-name="P32"><text:span text:style-name="T11">“</text:span><text:span text:style-name="T1">Froth flotation with anisotropic particle collectors”</text:span><text:span text:style-name="T8"> 12/22/2015 filed as Docket </text:span><text:span text:style-name="T9">YOR920151300US1</text:span><text:span text:style-name="T7"> in US</text:span></text:p>
      <text:p text:style-name="P29"/>
      <text:p text:style-name="P30">J. Baldauf, A. Makarucha, M. Downton and G. Yiapanis</text:p>
      <text:p text:style-name="P32"><text:span text:style-name="T11">“Fullerene-fullerene interactions in water: A molecular dynamic study”</text:span><text:span text:style-name="T8"> J. Phys. Chem. C 120 (2016)</text:span></text:p>
      <text:p text:style-name="P29"/>
      <text:p text:style-name="P30">G. Yiapanis, A. Makarucha, J. Baldauf and M. Downton </text:p>
      <text:p text:style-name="P32"><text:span text:style-name="T11">“</text:span><text:span text:style-name="T14">Fullerenes and their hydrophobic characteristics: A molecular dynamics study</text:span><text:span text:style-name="T11">”</text:span><text:span text:style-name="T8"> Nanoscale 47 (2016)</text:span></text:p>
      <text:p text:style-name="P29"/>
      <text:p text:style-name="P32"><text:span text:style-name="T8">J. Baldauf</text:span><text:span text:style-name="T7">, B. Mashford, A. Makarucha </text:span></text:p>
      <text:p text:style-name="P6"><text:span text:style-name="T11">“</text:span><text:span text:style-name="T1">Real-time detection of emergency situations via cognitive analysis of audio data streams”</text:span><text:span text:style-name="T11"> </text:span></text:p>
      <text:p text:style-name="P32"><text:span text:style-name="T9">01/11/2016</text:span><text:span text:style-name="T7"> published in IBM Technical Disclosure Bulletin </text:span></text:p>
      <text:p text:style-name="P34"/>
      <text:p text:style-name="P32"><text:span text:style-name="T8">J. Baldauf, A. <text:s/></text:span><text:span text:style-name="T7">Bojovschi, B. Mashford, G. Yiapanis, A. Makarucha</text:span><text:span text:style-name="T7"> </text:span></text:p>
      <text:p text:style-name="P6"><text:span text:style-name="T11">“</text:span><text:span text:style-name="T1">A system and method for gold deposit identification”</text:span><text:span text:style-name="T11"> <text:s/></text:span><text:span text:style-name="T12">02/11/2016 </text:span><text:span text:style-name="T7">published in IBM Technical Disclosure <text:tab/>Bulletin </text:span></text:p>
      <text:p text:style-name="P29"/>
      <text:p text:style-name="P32"><text:span text:style-name="T8">J. Baldauf, </text:span><text:span text:style-name="T7">B. Mashford, J. De Hoog, K. Abdulla </text:span></text:p>
      <text:p text:style-name="P32"><text:span text:style-name="T11">“</text:span><text:span text:style-name="T1">Optimal distributed energy resource management system”</text:span><text:span text:style-name="T8"> 07/28/2016 filed as Docket </text:span><text:span text:style-name="T9">YOR920160837US1 in US</text:span></text:p>
      <text:p text:style-name="P13"><text:soft-page-break/><text:tab/>J. Baldauf, L. Ghahremanlou, F. Jalali, M. Salehi </text:p>
      <text:p text:style-name="P32"><text:span text:style-name="T13">“System, method and computer program product for ensemble-based cognitive online health system for effective disease diagnosis”</text:span><text:span text:style-name="T9"> 08/31/2016 filed as Docket YOR920161175US1 in US</text:span></text:p>
      <text:p text:style-name="P31"/>
      <text:p text:style-name="P31">J. Baldauf, F. Jalali, B. Mashford, M. Salehi </text:p>
      <text:p text:style-name="P32"><text:span text:style-name="T9"><text:s/></text:span><text:span text:style-name="T13">“User-Friendly navigation system”</text:span><text:span text:style-name="T9"> 03/05/2017 filed as Docket YOR920161808US1 in US</text:span></text:p>
      <text:p text:style-name="P31"/>
      <text:p text:style-name="P31">J. Baldauf, D. Beurle, M. Downton, K. Halupka, S. Moore, C. Schieber </text:p>
      <text:p text:style-name="P32"><text:span text:style-name="T13">“Intravescular catheter for modeling blood vessels”</text:span><text:span text:style-name="T9"> 05/10/2017 filed as Docket YOR920161273US1 in US</text:span></text:p>
      <text:p text:style-name="P29"/>
      <text:p text:style-name="P31">J. Baldauf, D. Beurle, M. Downton, K. Halupka, S. Moore, C. Schieber </text:p>
      <text:p text:style-name="P32"><text:span text:style-name="T13">“Intravescular catheter including markers”</text:span><text:span text:style-name="T9"> 05/20/2017 filed as Docket YOR920161274US1 in US</text:span></text:p>
      <text:p text:style-name="P5"/>
      <text:p text:style-name="P9">A w a r d s <text:s text:c="2"/>&amp; <text:s text:c="2"/>S c h o l a r s h I p s <text:s text:c="126"/></text:p>
      <text:p text:style-name="P21"/>
      <text:p text:style-name="P5">July 2016<text:tab/><text:tab/>Professional Fellowship with Pollinate Energy</text:p>
      <text:p text:style-name="P5">May 2016<text:tab/><text:tab/>IBM High Value Patent Application Award</text:p>
      <text:p text:style-name="P5">March 2016<text:tab/><text:tab/>IBM Third Patent Plateau Award</text:p>
      <text:p text:style-name="P5">August 2015<text:tab/><text:tab/>IBM Second Patent Plateau Award</text:p>
      <text:p text:style-name="P5">June 2014<text:tab/><text:tab/>IBM First Patent Plateau Award</text:p>
      <text:p text:style-name="P5">March 2014<text:tab/><text:tab/>IBM Emerging Talent Program</text:p>
      <text:p text:style-name="P5">April 2013<text:tab/><text:tab/>'Most Valuable Player Beachvolleyball Season 2012/13' Vicbeach</text:p>
      <text:p text:style-name="P5">June 2012<text:tab/><text:tab/>Australian Nanotechnology Network (ANN) Young Nanoscience <text:tab/><text:tab/><text:tab/><text:tab/><text:tab/><text:tab/><text:tab/>Ambassador Award</text:p>
      <text:p text:style-name="P5">June 2011<text:tab/><text:tab/>University of Melbourne Overseas Research Experience Scholarship</text:p>
      <text:p text:style-name="P51">June 2009<text:tab/><text:tab/><text:tab/>University of Melbourne International Postgraduate Research Scholarship <text:tab/><text:tab/><text:tab/>and Science Faculty Scholarship</text:p>
      <text:p text:style-name="P51">May 2007 <text:tab/><text:tab/><text:tab/>German Academic Exchange Service (DAAD) Travel Scholarship</text:p>
      <text:p text:style-name="P51">May 2007<text:tab/><text:tab/><text:tab/>Research Experiences for Undergraduates (REU) Scholarship</text:p>
      <text:p text:style-name="P51">September 2005<text:tab/>ERASMUS Travel Scholarship</text:p>
      <text:p text:style-name="P51">April 2004<text:tab/><text:tab/><text:tab/>Wilhelm and Else Hereaus Foundation Travel Award</text:p>
      <text:p text:style-name="P51">October 2002 <text:tab/><text:tab/><text:tab/>Siemens Young Ladies of Technology Network Member (YOLANTE)</text:p>
      <text:p text:style-name="P51">- March 2009</text:p>
      <text:p text:style-name="P21"/>
      <text:p text:style-name="P7"/>
      <text:p text:style-name="P9">V o l u n t e e r <text:s text:c="2"/>&amp; <text:s text:c="2"/>R e p r e s e n t a t I v e <text:s text:c="3"/>W o r k <text:s text:c="110"/></text:p>
      <text:p text:style-name="P24"/>
      <text:p text:style-name="P23"><text:span text:style-name="T7"><text:tab/></text:span><text:span text:style-name="T7">October 2016<text:tab/><text:tab/><text:tab/>Young Professional Fellow at </text:span><text:span text:style-name="T7">Pollinate Energy in India</text:span></text:p>
      <text:p text:style-name="P18"><text:tab/>September 2016<text:tab/><text:tab/>Organised IBM Research’s involvement at EXITE Camp</text:p>
      <text:p text:style-name="P5">July 2016<text:tab/><text:tab/><text:tab/>Joined VR Hackathon on urban sustainability in Melbourne</text:p>
      <text:p text:style-name="P18"><text:tab/>January 2016<text:tab/><text:tab/><text:tab/>Volunteer for “ICT in schools” program <text:s/></text:p>
      <text:p text:style-name="P5">October 2015<text:tab/><text:tab/><text:tab/>Helped organising a ‘Second to give’ fundraiser event</text:p>
      <text:p text:style-name="P5">September 2015<text:tab/><text:tab/>Organised IBM Research’s involvement at the EXITE Camp</text:p>
      <text:p text:style-name="P5">April 2015<text:tab/><text:tab/><text:tab/>Volunteer in Nepal for Journey to Nepal Organisation</text:p>
      <text:p text:style-name="P18"><text:tab/>May2014/May 2015<text:tab/><text:tab/>Volunteer for Foundation of Young Australians</text:p>
      <text:p text:style-name="P18"><text:tab/>September 2014<text:tab/><text:tab/>Presented at the IBM EXITE Camp</text:p>
      <text:p text:style-name="P18"><text:tab/>November 2013<text:tab/><text:tab/>Volunteer for Residential Indigenous Science Experience</text:p>
      <text:p text:style-name="P18"><text:tab/>2013 – 2015<text:tab/><text:tab/><text:tab/>Committee Member of IBM Research Australia's Social Club</text:p>
      <text:p text:style-name="P5">June 2011<text:tab/><text:tab/><text:tab/>Volunteer at BIO21 Open Day (Nanotechnology Stand)</text:p>
      <text:p text:style-name="P18"><text:tab/>October 2011 - 2013<text:tab/><text:tab/>Volunteer for “Scientist in Schools Program” of CSIRO</text:p>
      <text:p text:style-name="P18"><text:tab/>September 2011<text:tab/><text:tab/>Organizer of a Careers Expo for undergraduate students</text:p>
      <text:p text:style-name="P18"><text:tab/>April 2011 - April 2012<text:tab/>President - Chemistry Postgraduate Society</text:p>
      <text:p text:style-name="P18"><text:tab/>October 2010<text:tab/><text:tab/><text:tab/>Postgraduate Student Representative at School of Chemistry Retreat</text:p>
      <text:p text:style-name="P18"><text:tab/>August 2010<text:tab/><text:tab/><text:tab/>Volunteer at Open Day of the University of Melbourne</text:p>
      <text:p text:style-name="P18"><text:soft-page-break/><text:tab/>August 2010<text:tab/><text:tab/><text:tab/>Representative at Nanotechnology stand at Herald Sun </text:p>
      <text:p text:style-name="P52">Home and Garden Expo</text:p>
      <text:p text:style-name="P5">June 2010<text:tab/><text:tab/><text:tab/>Postgraduate Student Representative at School of Chemistry Planning Day</text:p>
      <text:p text:style-name="P5">Since May 2010<text:tab/><text:tab/>Australian Nanotechnology Network Member</text:p>
      <text:p text:style-name="P5">April 2010 - April 2011<text:tab/>Treasurer - Chemistry Postgraduate Society</text:p>
      <text:p text:style-name="P5">August 2009 - April 2012 <text:tab/>Chemistry Postgraduate Society Member</text:p>
      <text:p text:style-name="P5">Since February 2007<text:tab/><text:tab/>Deutsche Physikalische Gesellschaft Member</text:p>
      <text:p text:style-name="P18"/>
      <text:p text:style-name="P7"/>
      <text:p text:style-name="P9">S k i l l <text:s text:c="4"/>S e t <text:s text:c="141"/></text:p>
      <text:p text:style-name="P7"/>
      <text:p text:style-name="P32"><text:span text:style-name="T6">Computational:</text:span><text:span text:style-name="T7"> Python, C++, Bash, Machine Learning (Tensorflow), Molecular Dynamics Simulations (Lammps, Colvars), VMD, Computational Fluid Dynamics (OpenFOAM), Software (Igor, Latex, Labview, Open Office Programs, Lotus Notes, Adobe Illustrator, Github), Operating Systems (Mac, Linux, Windows), Google App Engine, HTML, CSS, JavaScript</text:span></text:p>
      <text:p text:style-name="P29"/>
      <text:p text:style-name="P32"><text:span text:style-name="T6">Experimental: </text:span><text:span text:style-name="T7">Scanning Electron Microscopy, Focused Ion Beam Etching, Metal and Semiconductor Nanocrystal Synthesis, Sol-gel Processing, Thermal Evaporation, Sputter Coater, Photo-lithography, Clean Room Procedures, Glovebox/Schlenkline Procedures, Atomic Force Microscopy, Zeta-Potential Analyzer, I-V/FET Measurements, Absorption/Fluorescent Spectroscopy, Lifetime Measurements (Streak Camera, TCSPC, Pump-Probe, Flashphotolysis), Widefield Spectroscopy, Confocal &amp; Darkfield Single Particle Spectroscopy, Cryostat Procedures</text:span></text:p>
      <text:p text:style-name="P21"/>
      <text:p text:style-name="P7">Interpersonal Skills:</text:p>
      <text:list xml:id="list5561102517338885614" text:style-name="L1">
        <text:list-item>
          <text:p text:style-name="P53">Establishing and managing collaborative research projects with an aim to build synergies</text:p>
        </text:list-item>
        <text:list-item>
          <text:p text:style-name="P53">Excellent communication skills (thesis, scientific journals and presentations)</text:p>
        </text:list-item>
        <text:list-item>
          <text:p text:style-name="P53">Hands-on experience in teaching, demonstrating to others, mentoring and public speaking</text:p>
        </text:list-item>
        <text:list-item>
          <text:p text:style-name="P53">Managing multiple tasks concurrently</text:p>
        </text:list-item>
        <text:list-item>
          <text:p text:style-name="P53">Working independently or within a team, including interdisciplinary collaborations</text:p>
        </text:list-item>
        <text:list-item>
          <text:p text:style-name="P53">Fast learning and aptitude</text:p>
        </text:list-item>
        <text:list-item>
          <text:p text:style-name="P53">Ability to develop excellent working relationships with a diverse range of people</text:p>
        </text:list-item>
        <text:list-item>
          <text:p text:style-name="P53">Passion for ongoing learning and a strong belief in always applying myself to my personal best</text:p>
        </text:list-item>
        <text:list-item>
          <text:p text:style-name="P53">Self-motivated with enthusiasm and energy to achieve career goals</text:p>
        </text:list-item>
        <text:list-item>
          <text:p text:style-name="P53">Logical, dynamic, entrepreneurial thinker with strong analytical and research skills</text:p>
        </text:list-item>
        <text:list-item>
          <text:p text:style-name="P53">Excellent problem solving skills due to a holistic and provident thinking approach</text:p>
        </text:list-item>
        <text:list-item>
          <text:p text:style-name="P53">Managing projects according to time, budget and performance</text:p>
        </text:list-item>
        <text:list-item>
          <text:p text:style-name="P53">Optimistic attitude towards life in general</text:p>
        </text:list-item>
        <text:list-item>
          <text:p text:style-name="P53">Taking initiative in creating a social atmosphere at work to enable high performing teams</text:p>
        </text:list-item>
        <text:list-item>
          <text:p text:style-name="P56">Respecting diverse opinions and seeking to understand other peoples motivations</text:p>
        </text:list-item>
      </text:list>
      <text:p text:style-name="P18"/>
      <text:p text:style-name="P7"/>
      <text:p text:style-name="P9">L a n g u a g e s <text:s text:c="148"/></text:p>
      <text:p text:style-name="P21"/>
      <text:p text:style-name="P5">German (native), English (fluent), Spanish (good), French (basic)<text:tab/></text:p>
      <text:p text:style-name="P18"/>
      <text:p text:style-name="P7"/>
      <text:p text:style-name="P9">O t h e r <text:s text:c="3"/>I n t e r e s t s <text:s text:c="140"/></text:p>
      <text:p text:style-name="P21"/>
      <text:p text:style-name="P29">Rock climbing, Beach volleyball, Mountaineering, Yoga, Reading, Traveling, Sustainable Living, Gardening<text:tab/></text:p>
      <text:p text:style-name="P21"/>
      <text:p text:style-name="P7"/>
      <text:p text:style-name="P7"/>
      <text:p text:style-name="P14"><text:span text:style-name="T19"><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Times New Roman1" style:font-size-asian="12pt" style:language-asian="de" style:country-asian="DE"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Arial1" fo:language="en" fo:country="AU" style:language-asian="en" style:country-asian="AU" style:font-name-complex="Arial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text-align="end" style:justify-single-word="false" fo:keep-with-next="always"/>
      <style:text-properties fo:color="#808080" style:font-name="Arial1" fo:font-size="16pt" fo:font-style="italic" fo:font-weight="bold" style:font-size-asian="16pt" style:font-style-asian="italic" style:font-weight-asian="bold" style:font-name-complex="Arial2" style:font-size-complex="16pt"/>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style:font-name="Calibri"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Text_20_body_20_indent" style:display-name="Text body indent" style:family="paragraph" style:parent-style-name="Standard" style:class="text">
      <style:paragraph-properties fo:margin-left="2.5in" fo:margin-right="0in" fo:text-indent="-1.75in" style:auto-text-indent="false"/>
      <style:text-properties style:font-name="Arial1" style:font-name-complex="Arial2"/>
    </style:style>
    <style:style style:name="Balloon_20_Text" style:display-name="Balloon Text" style:family="paragraph" style:parent-style-name="Standard"/>
    <style:style style:name="List_20_Paragraph" style:display-name="List Paragraph" style:family="paragraph" style:parent-style-name="Standard"/>
    <style:style style:name="ListLabel_20_1" style:display-name="ListLabel 1" style:family="text">
      <style:text-properties fo:font-size="11pt" style:font-name-asian="Times New Roman1" style:font-size-asian="11pt" style:font-name-complex="Tahoma"/>
    </style:style>
    <style:style style:name="ListLabel_20_2" style:display-name="ListLabel 2" style:family="text">
      <style:text-properties style:font-name-complex="Courier New"/>
    </style:style>
    <style:style style:name="ListLabel_20_3" style:display-name="ListLabel 3" style:family="text">
      <style:text-properties style:font-name-asian="Times New Roman1" style:font-name-complex="Tahoma"/>
    </style:style>
    <style:style style:name="Default_20_Paragraph_20_Font" style:display-name="Default Paragraph Font" style:family="text"/>
    <style:style style:name="page_20_number" style:display-name="page numbe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Balloon_20_Text_20_Char" style:display-name="Balloon Text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fo:text-indent="-0.25in" fo:margin-left="0.99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49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99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49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99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49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99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49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99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2.955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3.455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3.955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4.4555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4.955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5.455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5.955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6.455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6.95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1994">
        <style:list-level-properties text:list-level-position-and-space-mode="label-alignment">
          <style:list-level-label-alignment text:label-followed-by="listtab" text:list-tab-stop-position="0.802in" fo:text-indent="-0.802in" fo:margin-left="0.802in"/>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1.552in" fo:text-indent="-0.802in" fo:margin-left="1.552in"/>
        </style:list-level-properties>
      </text:list-level-style-number>
      <text:list-level-style-number text:level="3" style:num-format="1" text:display-levels="3">
        <style:list-level-properties text:list-level-position-and-space-mode="label-alignment">
          <style:list-level-label-alignment text:label-followed-by="listtab" text:list-tab-stop-position="2.302in" fo:text-indent="-0.802in" fo:margin-left="2.302in"/>
        </style:list-level-properties>
      </text:list-level-style-number>
      <text:list-level-style-number text:level="4" style:num-format="1" text:display-levels="4">
        <style:list-level-properties text:list-level-position-and-space-mode="label-alignment">
          <style:list-level-label-alignment text:label-followed-by="listtab" text:list-tab-stop-position="3.052in" fo:text-indent="-0.802in" fo:margin-left="3.052in"/>
        </style:list-level-properties>
      </text:list-level-style-number>
      <text:list-level-style-number text:level="5" style:num-format="1" text:display-levels="5">
        <style:list-level-properties text:list-level-position-and-space-mode="label-alignment">
          <style:list-level-label-alignment text:label-followed-by="listtab" text:list-tab-stop-position="3.802in" fo:text-indent="-0.802in" fo:margin-left="3.802in"/>
        </style:list-level-properties>
      </text:list-level-style-number>
      <text:list-level-style-number text:level="6" style:num-format="1" text:display-levels="6">
        <style:list-level-properties text:list-level-position-and-space-mode="label-alignment">
          <style:list-level-label-alignment text:label-followed-by="listtab" text:list-tab-stop-position="4.75in" fo:text-indent="-1in" fo:margin-left="4.75in"/>
        </style:list-level-properties>
      </text:list-level-style-number>
      <text:list-level-style-number text:level="7" style:num-format="1" text:display-levels="7">
        <style:list-level-properties text:list-level-position-and-space-mode="label-alignment">
          <style:list-level-label-alignment text:label-followed-by="listtab" text:list-tab-stop-position="5.5in" fo:text-indent="-1in" fo:margin-left="5.5in"/>
        </style:list-level-properties>
      </text:list-level-style-number>
      <text:list-level-style-number text:level="8" style:num-format="1" text:display-levels="8">
        <style:list-level-properties text:list-level-position-and-space-mode="label-alignment">
          <style:list-level-label-alignment text:label-followed-by="listtab" text:list-tab-stop-position="6.5in" fo:text-indent="-1.25in" fo:margin-left="6.5in"/>
        </style:list-level-properties>
      </text:list-level-style-number>
      <text:list-level-style-number text:level="9" style:num-format="1" text:display-levels="9">
        <style:list-level-properties text:list-level-position-and-space-mode="label-alignment">
          <style:list-level-label-alignment text:label-followed-by="listtab" text:list-tab-stop-position="7.25in"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25in" fo:margin-left="1.2264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7264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2264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7264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2264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7264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2264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726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2264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2.955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3.455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3.955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4.4555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4.955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5.455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5.955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6.455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6.95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fo:text-indent="-0.25in" fo:margin-left="1.2291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729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2291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7291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2291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7291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2291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7291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2291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1994">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3" style:num-format="1" text:display-levels="3">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4" style:num-format="1" text:display-levels="4">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5" style:num-format="1" text:display-levels="5">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6" style:num-format="1" text:display-levels="6">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7" style:num-format="1" text:display-levels="7">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8" style:num-format="1" text:display-levels="8">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9" style:num-format="1" text:display-levels="9">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style>
    <style:style style:name="MP2" style:family="paragraph" style:parent-style-name="Footer" style:master-page-name="">
      <style:paragraph-properties style:page-number="auto">
        <style:tab-stops>
          <style:tab-stop style:position="3.75in" style:type="center"/>
          <style:tab-stop style:position="7.8752in" style:type="right"/>
        </style:tab-stops>
      </style:paragraph-properties>
    </style:style>
    <style:style style:name="MP3" style:family="paragraph" style:parent-style-name="Footer">
      <style:paragraph-properties>
        <style:tab-stops>
          <style:tab-stop style:position="3.75in" style:type="center"/>
          <style:tab-stop style:position="7.8752in" style:type="right"/>
        </style:tab-stops>
      </style:paragraph-properties>
    </style:style>
    <style:style style:name="Mfr1"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4925in" fo:margin-bottom="0.2362in" fo:margin-left="0.1339in" fo:margin-right="0.5909in" style:writing-mode="lr-tb" style:layout-grid-color="#c0c0c0" style:layout-grid-lines="2784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5516in" fo:margin-left="0in" fo:margin-right="0in" fo:margin-top="0.511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char" svg:x="-0.1339in" svg:y="-0.4925in" svg:width="10.0457in" svg:height="0.8772in" draw:z-index="5"><draw:image xlink:href="Pictures/100000000000067B00000091D0916751.jpg" xlink:type="simple" xlink:show="embed" xlink:actuate="onLoad"/></draw:frame></text:p>
      </style:header>
      <style:footer>
        <text:p text:style-name="MP2"><text:tab/></text:p>
        <text:p text:style-name="MP3"/>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ena Schneider</dc:title>
    <meta:initial-creator>Stefan Hölzel</meta:initial-creator>
    <dc:creator>Julia Baldauf</dc:creator>
    <meta:editing-cycles>105</meta:editing-cycles>
    <meta:print-date>2016-10-19T01:23:00</meta:print-date>
    <meta:creation-date>2016-10-19T01:23:00</meta:creation-date>
    <dc:date>2017-10-25T09:06:37</dc:date>
    <meta:editing-duration>P9DT8H16M27S</meta:editing-duration>
    <meta:generator>OpenOffice/4.1.3$Unix OpenOffice.org_project/413m1$Build-9783</meta:generator>
    <meta:document-statistic meta:table-count="0" meta:image-count="1" meta:object-count="0" meta:page-count="6" meta:paragraph-count="194" meta:word-count="2550" meta:character-count="18123"/>
    <meta:template xlink:type="simple" xlink:actuate="onRequest" xlink:title="Normal.dotm" xlink:href=""/>
  </office:meta>
</office:document-meta>
</file>